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7576" calcext:value-type="float">
            <text:p>91.8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0832" calcext:value-type="float">
            <text:p>92.0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8336" calcext:value-type="float">
            <text:p>94.1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